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Data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setState( Item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setDefinition( Item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ItemData( ItemState state , Item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ata.ItemData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Data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